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0.396cm" fo:min-width="28.443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973cm" fo:min-width="9.406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6.683cm" fo:min-width="9.35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921cm" fo:min-width="9.35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074cm"/>
    </style:style>
    <style:style style:name="gr8" style:family="graphic" style:parent-style-name="standard">
      <style:graphic-properties draw:stroke="none" draw:stroke-dash="Line_20_Style_20_9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stroke-dash="Line_20_Style_20_9" svg:stroke-color="#000000" draw:fill="solid" draw:fill-color="#729fcf" draw:opacity="100%" dr3d:vertical-segments="16" dr3d:close-front="true" dr3d:close-back="tru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508cm" fo:min-width="4.14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88cm"/>
    </style:style>
    <style:style style:name="gr12" style:family="graphic" style:parent-style-name="standard">
      <style:graphic-properties draw:stroke="none" svg:stroke-color="#000000" draw:fill="none" draw:fill-color="#ffffff" fo:min-height="2.544cm"/>
    </style:style>
    <style:style style:name="gr13" style:family="graphic" style:parent-style-name="standard">
      <style:graphic-properties draw:stroke="none" svg:stroke-color="#000000" draw:fill="none" draw:fill-color="#ffffff" fo:min-height="0.869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459cm" fo:min-width="4.111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38cm" fo:min-width="4.873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1.48cm"/>
    </style:style>
    <style:style style:name="gr17" style:family="graphic" style:parent-style-name="standard">
      <style:graphic-properties draw:stroke="none" svg:stroke-color="#000000" draw:fill="none" draw:fill-color="#ffffff" fo:min-height="1.169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6cm" fo:min-width="3.56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14cm" fo:min-width="3.51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27cm" fo:min-width="7.06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0pt" style:font-size-asian="22pt" style:font-size-complex="22pt"/>
    </style:style>
    <style:style style:name="P5" style:family="paragraph">
      <loext:graphic-properties draw:fill="none" draw:fill-color="#ffffff"/>
      <style:text-properties fo:font-size="18pt" style:font-size-asian="22pt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2pt" style:font-size-complex="22pt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995cm" svg:height="20.698cm" draw:transform="skewX (0.00436332312998582) translate (0.444cm 0.3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6.223cm" svg:x="3.286cm" svg:y="0.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6.985cm" svg:x="9.763cm" svg:y="10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223cm" svg:x="16.621cm" svg:y="0.69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589cm" svg:y1="10.684cm" svg:x2="10.144cm" svg:y2="8.001cm">
          <text:p/>
        </draw:line>
        <draw:line draw:style-name="gr5" draw:text-style-name="P2" draw:layer="layout" svg:x1="15.748cm" svg:y1="10.684cm" svg:x2="19.415cm" svg:y2="8.001cm">
          <text:p/>
        </draw:line>
        <draw:frame draw:style-name="gr6" draw:text-style-name="P3" draw:layer="layout" svg:width="5.08cm" svg:height="1.27cm" svg:x="12.43cm" svg:y="16.645cm">
          <draw:text-box>
            <text:p><text:span text:style-name="T1">API-Gateway</text:span></text:p>
          </draw:text-box>
        </draw:frame>
        <draw:frame draw:style-name="gr7" draw:text-style-name="P3" draw:layer="layout" svg:width="6.812cm" svg:height="1.324cm" svg:x="18.68cm" svg:y="5.823cm">
          <draw:text-box>
            <text:p><text:span text:style-name="T1">Expenses-Service</text:span></text:p>
          </draw:text-box>
        </draw:frame>
        <dr3d:scene draw:style-name="gr8" svg:width="3.467cm" svg:height="4.322cm" svg:x="9.675cm" svg:y="1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frame draw:style-name="gr6" draw:text-style-name="P3" draw:layer="layout" svg:width="1.651cm" svg:height="1.27cm" svg:x="10.525cm" svg:y="5.369cm">
          <draw:text-box>
            <text:p><text:span text:style-name="T1">DB</text:span></text:p>
          </draw:text-box>
        </draw:frame>
        <draw:frame draw:style-name="gr6" draw:text-style-name="P3" draw:layer="layout" svg:width="5.08cm" svg:height="1.27cm" svg:x="12.43cm" svg:y="16.645cm">
          <draw:text-box>
            <text:p><text:span text:style-name="T1">API-Gateway</text:span></text:p>
          </draw:text-box>
        </draw:frame>
        <dr3d:scene draw:style-name="gr8" svg:width="3.467cm" svg:height="4.322cm" svg:x="9.676cm" svg:y="1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frame draw:style-name="gr6" draw:text-style-name="P3" draw:layer="layout" svg:width="1.651cm" svg:height="1.27cm" svg:x="23.947cm" svg:y="5.272cm">
          <draw:text-box>
            <text:p><text:span text:style-name="T1">DB</text:span></text:p>
          </draw:text-box>
        </draw:frame>
        <dr3d:scene draw:style-name="gr8" svg:width="3.467cm" svg:height="4.322cm" svg:x="23.06cm" svg:y="0.9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frame draw:style-name="gr6" draw:text-style-name="P3" draw:layer="layout" svg:width="1.651cm" svg:height="1.27cm" svg:x="16.67cm" svg:y="16.132cm">
          <draw:text-box>
            <text:p><text:span text:style-name="T1">DB</text:span></text:p>
          </draw:text-box>
        </draw:frame>
        <dr3d:scene draw:style-name="gr8" svg:width="3.467cm" svg:height="4.322cm" svg:x="15.821cm" svg:y="11.1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custom-shape draw:style-name="gr10" draw:text-style-name="P1" draw:layer="layout" svg:width="4.699cm" svg:height="3.81cm" svg:x="10.398cm" svg:y="11.36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937cm" svg:height="1.038cm" svg:x="10.752cm" svg:y="15.126cm">
          <draw:text-box>
            <text:p><text:span text:style-name="T2">Flask App</text:span></text:p>
          </draw:text-box>
        </draw:frame>
        <draw:frame draw:style-name="gr12" draw:text-style-name="P5" draw:layer="layout" svg:width="5.08cm" svg:height="2.794cm" svg:x="10.398cm" svg:y="11.619cm">
          <draw:text-box>
            <text:p><text:span text:style-name="T3">- Authentication</text:span></text:p>
            <text:p><text:span text:style-name="T3">- Authorization</text:span></text:p>
            <text:p><text:span text:style-name="T3">- Rerouting</text:span></text:p>
          </draw:text-box>
        </draw:frame>
        <draw:frame draw:style-name="gr13" draw:text-style-name="P3" draw:layer="layout" svg:width="5.923cm" svg:height="1.119cm" svg:x="5.318cm" svg:y="5.742cm">
          <draw:text-box>
            <text:p><text:span text:style-name="T1">Tasks-Service</text:span></text:p>
          </draw:text-box>
        </draw:frame>
        <draw:custom-shape draw:style-name="gr14" draw:text-style-name="P1" draw:layer="layout" svg:width="4.663cm" svg:height="2.761cm" svg:x="3.83cm" svg:y="1.33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937cm" svg:height="1.038cm" svg:x="4.302cm" svg:y="2.861cm">
          <draw:text-box>
            <text:p><text:span text:style-name="T2">Flask App</text:span></text:p>
          </draw:text-box>
        </draw:frame>
        <draw:frame draw:style-name="gr6" draw:text-style-name="P5" draw:layer="layout" svg:width="5.08cm" svg:height="1.27cm" svg:x="3.921cm" svg:y="1.432cm">
          <draw:text-box>
            <text:p><text:span text:style-name="T3">- CRUD Tasks</text:span></text:p>
          </draw:text-box>
        </draw:frame>
        <draw:frame draw:style-name="gr12" draw:text-style-name="P5" draw:layer="layout" svg:width="5.08cm" svg:height="2.794cm" svg:x="10.398cm" svg:y="11.619cm">
          <draw:text-box>
            <text:p><text:span text:style-name="T3">- Authentication</text:span></text:p>
            <text:p><text:span text:style-name="T3">- Authorization</text:span></text:p>
            <text:p><text:span text:style-name="T3">- Rerouting</text:span></text:p>
          </draw:text-box>
        </draw:frame>
        <draw:custom-shape draw:style-name="gr15" draw:text-style-name="P1" draw:layer="layout" svg:width="5.425cm" svg:height="2.94cm" svg:x="17.038cm" svg:y="1.15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937cm" svg:height="1.038cm" svg:x="17.383cm" svg:y="2.948cm">
          <draw:text-box>
            <text:p><text:span text:style-name="T2">Flask App</text:span></text:p>
          </draw:text-box>
        </draw:frame>
        <draw:frame draw:style-name="gr16" draw:text-style-name="P5" draw:layer="layout" svg:width="6.096cm" svg:height="1.73cm" svg:x="16.875cm" svg:y="1.297cm">
          <draw:text-box>
            <text:p><text:span text:style-name="T3">- CRUD Expenses</text:span></text:p>
          </draw:text-box>
        </draw:frame>
        <draw:frame draw:style-name="gr17" draw:text-style-name="P4" draw:layer="layout" svg:width="4.445cm" svg:height="1.419cm" svg:x="5.953cm" svg:y="6.963cm">
          <draw:text-box>
            <text:p><text:span text:style-name="T2">GUNICORN</text:span></text:p>
          </draw:text-box>
        </draw:frame>
        <draw:custom-shape draw:style-name="gr18" draw:text-style-name="P1" draw:layer="layout" svg:width="4.064cm" svg:height="1.016cm" svg:x="6.207cm" svg:y="6.98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4.445cm" svg:height="1.419cm" svg:x="19.288cm" svg:y="7.117cm">
          <draw:text-box>
            <text:p><text:span text:style-name="T2">GUNICORN</text:span></text:p>
          </draw:text-box>
        </draw:frame>
        <draw:custom-shape draw:style-name="gr19" draw:text-style-name="P1" draw:layer="layout" svg:width="4.064cm" svg:height="1.016cm" svg:x="19.415cm" svg:y="7.012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4.445cm" svg:height="1.419cm" svg:x="12.654cm" svg:y="17.758cm">
          <draw:text-box>
            <text:p><text:span text:style-name="T2">GUNICORN</text:span></text:p>
          </draw:text-box>
        </draw:frame>
        <draw:custom-shape draw:style-name="gr19" draw:text-style-name="P1" draw:layer="layout" svg:width="4.064cm" svg:height="1.016cm" svg:x="12.908cm" svg:y="17.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62cm" svg:height="1.829cm" svg:x="11.303cm" svg:y="18.92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4.445cm" svg:height="1.517cm" svg:x="12.827cm" svg:y="19.177cm">
          <draw:text-box>
            <text:p text:style-name="P6"><text:span text:style-name="T4">NGIN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7T12:04:49.741581013</meta:creation-date>
    <dc:date>2020-02-27T14:57:55.233007826</dc:date>
    <meta:editing-duration>PT15M43S</meta:editing-duration>
    <meta:editing-cycles>2</meta:editing-cycles>
    <meta:generator>LibreOffice/6.3.3.2$MacOSX_X86_64 LibreOffice_project/a64200df03143b798afd1ec74a12ab50359878ed</meta:generator>
    <meta:document-statistic meta:object-count="39"/>
  </office:meta>
</office:document-meta>
</file>